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ck sand</text:p>
      <text:p text:style-name="Standard">Calcareous ooze</text:p>
      <text:p text:style-name="Standard">Clay</text:p>
      <text:p text:style-name="Standard">Clay loam</text:p>
      <text:p text:style-name="Standard">Fire clay</text:p>
      <text:p text:style-name="Standard">Loam</text:p>
      <text:p text:style-name="Standard">Loamy sand</text:p>
      <text:p text:style-name="Standard">Peat</text:p>
      <text:p text:style-name="Standard">Pelagic clay</text:p>
      <text:p text:style-name="Standard">Red sand</text:p>
      <text:p text:style-name="Standard">Sand</text:p>
      <text:p text:style-name="Standard">Sandy clay</text:p>
      <text:p text:style-name="Standard">Sandy clay loam</text:p>
      <text:p text:style-name="Standard">Sandy loam</text:p>
      <text:p text:style-name="Standard">Silliceous ooze</text:p>
      <text:p text:style-name="Standard">Silt</text:p>
      <text:p text:style-name="Standard">Silt loam</text:p>
      <text:p text:style-name="Standard">Silty clay</text:p>
      <text:p text:style-name="Standard">Silty clay loam</text:p>
      <text:p text:style-name="Standard">White sand</text:p>
      <text:p text:style-name="Standard">Yellow s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3S</meta:editing-duration>
    <meta:editing-cycles>3</meta:editing-cycles>
    <meta:generator>OpenOffice/4.1.3$Win32 OpenOffice.org_project/413m1$Build-9783</meta:generator>
    <dc:date>2018-05-29T22:21:12.94</dc:date>
    <meta:document-statistic meta:table-count="0" meta:image-count="0" meta:object-count="0" meta:page-count="1" meta:paragraph-count="21" meta:word-count="39" meta:character-count="198"/>
    <dc:creator>Scott </dc:creator>
    <meta:user-defined meta:name="Info 1"/>
    <meta:user-defined meta:name="Info 2"/>
    <meta:user-defined meta:name="Info 3"/>
    <meta:user-defined meta:name="Info 4"/>
  </office:meta>
</office:document-meta>
</file>